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9E4F5727E0EDD098.png" manifest:media-type="image/png"/>
  <manifest:file-entry manifest:full-path="Pictures/1000020100000780000004385A98C5C12F957363.png" manifest:media-type="image/png"/>
  <manifest:file-entry manifest:full-path="Pictures/1000020100000780000004386D7710A764BCC6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Section 9:<text:line-break/>3D Secure 2.0 and PSD 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3D Secure 2.0 and PSD 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5A98C5C12F9573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9E4F5727E0EDD0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6D7710A764BCC6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3-01-05T14:18:30.062000000</dc:date>
    <meta:editing-duration>PT1M41S</meta:editing-duration>
    <meta:editing-cycles>1</meta:editing-cycles>
    <meta:document-statistic meta:object-count="40"/>
  </office:meta>
</office:document-meta>
</file>